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201000002EF00000199606D18AFCB7CBCDF.png" manifest:media-type="image/png"/>
  <manifest:file-entry manifest:full-path="Pictures/1000020100000079000001418946140B5402BD6F.png" manifest:media-type="image/png"/>
  <manifest:file-entry manifest:full-path="Pictures/1000020100000222000002D1471FD11248FC47A5.png" manifest:media-type="image/png"/>
  <manifest:file-entry manifest:full-path="Pictures/10000201000000790000014136E6EE7731C5B2D7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4A000000CB04A31A5E5223B930.png" manifest:media-type="image/png"/>
  <manifest:file-entry manifest:full-path="Pictures/10000201000001E1000000C604FCAB8B8C750A0B.png" manifest:media-type="image/png"/>
  <manifest:file-entry manifest:full-path="Pictures/10000201000001B500000073220EA2FF5ECCEAAA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9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9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9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0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0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0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1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1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2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3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4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25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27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8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1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2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3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4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4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4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4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2" style:family="text">
      <style:text-properties fo:font-size="54pt" style:font-size-asian="54pt" style:font-size-complex="54pt"/>
    </style:style>
    <style:style style:name="T25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55" style:family="text">
      <style:text-properties fo:font-size="18pt" style:font-size-asian="18pt" style:font-size-complex="18pt"/>
    </style:style>
    <style:style style:name="T25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5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20EA2FF5ECC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8946140B5402BD6F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</text:span><text:span text:style-name="T152">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zend.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68"/></text:p>
            <text:p text:style-name="P71"><text:span text:style-name="T16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69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0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1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69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2"/></text:p>
            <text:p text:style-name="P71"><text:span text:style-name="T172"/></text:p>
            <text:p text:style-name="P71"><text:span text:style-name="T172"/></text:p>
            <text:p text:style-name="P71"><text:span text:style-name="T172">/* Exclusão de itens do carrinho de compras */</text:span></text:p>
            <text:p text:style-name="P71"><text:span text:style-name="T172"/></text:p>
            <text:p text:style-name="P76"><text:span text:style-name="T173">public function</text:span><text:span text:style-name="T174"> </text:span><text:span text:style-name="T152">excluirAction()</text:span></text:p>
            <text:p text:style-name="P76"><text:span text:style-name="T152">{</text:span></text:p>
            <text:p text:style-name="P76"><text:span text:style-name="T171">$id</text:span><text:span text:style-name="T174"> </text:span><text:span text:style-name="T152">= (</text:span><text:span text:style-name="T173">int</text:span><text:span text:style-name="T152">)$this-&gt;params()-&gt;fromRoute(</text:span><text:span text:style-name="T175">'id'</text:span><text:span text:style-name="T152">);</text:span></text:p>
            <text:p text:style-name="P76"><text:span text:style-name="T173">if</text:span><text:span text:style-name="T174"> </text:span><text:span text:style-name="T152">(is_null(</text:span><text:span text:style-name="T171">$id</text:span><text:span text:style-name="T152">))</text:span></text:p>
            <text:p text:style-name="P76"><text:span text:style-name="T152">{</text:span></text:p>
            <text:p text:style-name="P76"><text:span text:style-name="T171">$this</text:span><text:span text:style-name="T152">-&gt;_redirect(</text:span><text:span text:style-name="T175">'/carrinho/'</text:span><text:span text:style-name="T174">);</text:span></text:p>
            <text:p text:style-name="P76"><text:span text:style-name="T173">exit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foreach </text:span><text:span text:style-name="T172">($_SESSION[</text:span><text:span text:style-name="T175">'carrinho'</text:span><text:span text:style-name="T172">]</text:span><text:span text:style-name="T152"> </text:span><text:span text:style-name="T173">as</text:span><text:span text:style-name="T152"> </text:span><text:span text:style-name="T171">$chave</text:span><text:span text:style-name="T152"> </text:span><text:span text:style-name="T172">=&gt; </text:span><text:span text:style-name="T171">$produto</text:span><text:span text:style-name="T152">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if</text:span><text:span text:style-name="T152"> (</text:span><text:span text:style-name="T171">$produto</text:span><text:span text:style-name="T152">[</text:span><text:span text:style-name="T175">'id'</text:span><text:span text:style-name="T152">] == </text:span><text:span text:style-name="T171">$id</text:span><text:span text:style-name="T152">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unset</text:span><text:span text:style-name="T152">(</text:span><text:span text:style-name="T171">$_SESSION</text:span><text:span text:style-name="T152">[</text:span><text:span text:style-name="T175">'carrinho'</text:span><text:span text:style-name="T152">][</text:span><text:span text:style-name="T171">$chave</text:span><text:span text:style-name="T152">]);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break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}</text:span></text:p>
            <text:p text:style-name="P76"><text:span text:style-name="T171">$this</text:span><text:span text:style-name="T152">-&gt;_redirect(</text:span><text:span text:style-name="T17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1">$viewModel </text:span><text:span text:style-name="T152">= new ViewModel();</text:span></text:p>
            <text:p text:style-name="P76"><text:span text:style-name="T152"><text:s/></text:span><text:span text:style-name="T152"><text:tab/></text:span><text:span text:style-name="T171">$viewModel</text:span><text:span text:style-name="T152">-&gt;assign(</text:span><text:span text:style-name="T175">'produtoSelecionado' </text:span><text:span text:style-name="T171">$produtoSelecionado</text:span><text:span text:style-name="T152">);</text:span></text:p>
            <text:p text:style-name="P76"><text:span text:style-name="T152"/></text:p>
            <text:p text:style-name="P76"><text:span text:style-name="T171"><text:s/></text:span><text:span text:style-name="T171"><text:tab/></text:span><text:span text:style-name="T171"><text:tab/></text:span><text:span text:style-name="T171"><text:tab/></text:span><text:span text:style-name="T171">$viewModel</text:span><text:span text:style-name="T152">-&gt;assign(</text:span><text:span text:style-name="T175">'body'</text:span><text:span text:style-name="T152">,</text:span><text:span text:style-name="T17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6"><text:span text:style-name="T152"/></text:p>
            <text:p text:style-name="P76"><text:span text:style-name="T152">&lt;center&gt;</text:span></text:p>
            <text:p text:style-name="P76"><text:span text:style-name="T152">&lt;form action="/zend/acme/carrinho/alterar"</text:span></text:p>
            <text:p text:style-name="P76"><text:span text:style-name="T152">method="post"&gt;</text:span></text:p>
            <text:p text:style-name="P76"><text:span text:style-name="T152">&lt;?php</text:span></text:p>
            <text:p text:style-name="P76"><text:span text:style-name="T152">if (isset($this-&gt;produtoSelecionado['id']))</text:span></text:p>
            <text:p text:style-name="P76"><text:span text:style-name="T152">{</text:span></text:p>
            <text:p text:style-name="P76"><text:span text:style-name="T152">echo '&lt;b&gt;Produto: '.$this-</text:span></text:p>
            <text:p text:style-name="P76"><text:span text:style-name="T152">&gt;produtoSelecionado['nome'].'&lt;/b&gt;&lt;br/&gt;';</text:span></text:p>
            <text:p text:style-name="P76"><text:span text:style-name="T152">echo '&lt;b&gt;Preço: '.$this-</text:span></text:p>
            <text:p text:style-name="P76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5">Quantidade:</text:span></text:p>
            <text:p text:style-name="P76"><text:span text:style-name="T152">&lt;input name="quantidade" value="&lt;?=$this &gt;produtoSelecionado['quantidade']?&gt;" id="nome"type="text"&gt;</text:span></text:p>
            <text:p text:style-name="P76"><text:span text:style-name="T152">&lt;input name="id" value="&lt;?=$this-&gt;produtoSelecionado['id']?&gt;" id="id"type="hidden"&gt;</text:span></text:p>
            <text:p text:style-name="P76"><text:span text:style-name="T152">&lt;?php</text:span></text:p>
            <text:p text:style-name="P76"><text:span text:style-name="T152">}</text:span></text:p>
            <text:p text:style-name="P76"><text:span text:style-name="T152">?&gt;</text:span></text:p>
            <text:p text:style-name="P76"><text:span text:style-name="T152">&lt;input type="submit" name="alterar"value="Alterar"/&gt;</text:span></text:p>
            <text:p text:style-name="P76"><text:span text:style-name="T152">&lt;/form&gt;</text:span></text:p>
            <text:p text:style-name="P76"><text:span text:style-name="T152">&lt;/center&gt;</text:span></text:p>
            <text:p text:style-name="P76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Agora, na classe AbstractActionController, criaremos o método alterar, que responderá à requisição feita pelo formulário anterior:</text:span></text:p>
            <text:p text:style-name="P76"><text:span text:style-name="T154"/></text:p>
            <text:p text:style-name="P76"><text:span text:style-name="T176"><text:s/></text:span><text:span text:style-name="T176"><text:tab/></text:span><text:span text:style-name="T152"><text:tab/></text:span><text:span text:style-name="T177"><text:tab/></text:span><text:span text:style-name="T174">public function</text:span><text:span text:style-name="T152"> alterarAction(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72">/* Alteração de quantidade de um item do carrinho*/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1">$id</text:span><text:span text:style-name="T152"> = (</text:span><text:span text:style-name="T174">int</text:span><text:span text:style-name="T152">)$this→_request→getParam(</text:span><text:span text:style-name="T175">'id'</text:span><text:span text:style-name="T152">);</text:span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4">if</text:span><text:span text:style-name="T152"> (is_null(</text:span><text:span text:style-name="T171">$id</text:span><text:span text:style-name="T152">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1">$this</text:span><text:span text:style-name="T152">-&gt;_redirect('/carrinho/'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4">exit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6"><text:span text:style-name="T171">$quantidade</text:span><text:span text:style-name="T152"> = (</text:span><text:span text:style-name="T174">int</text:span><text:span text:style-name="T152">) </text:span><text:span text:style-name="T171">$this</text:span><text:span text:style-name="T152">-&gt;params()-&gt;fromRoute(</text:span><text:span text:style-name="T175">'quantidade'</text:span><text:span text:style-name="T152">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foreach</text:span><text:span text:style-name="T152"> (</text:span><text:span text:style-name="T171">$_SESSION</text:span><text:span text:style-name="T152">[</text:span><text:span text:style-name="T175">'carrinho'</text:span><text:span text:style-name="T152">] </text:span><text:span text:style-name="T174">as</text:span><text:span text:style-name="T152"> $chave =&gt; $produto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4"><text:tab/></text:span><text:span text:style-name="T174">if</text:span><text:span text:style-name="T152"> (</text:span><text:span text:style-name="T174">isset</text:span><text:span text:style-name="T152">(</text:span><text:span text:style-name="T171">$produto</text:span><text:span text:style-name="T152">[</text:span><text:span text:style-name="T175">'id'</text:span><text:span text:style-name="T152">]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4">If</text:span><text:span text:style-name="T152"> (</text:span><text:span text:style-name="T171">$produto</text:span><text:span text:style-name="T152">[</text:span><text:span text:style-name="T175">'id'</text:span><text:span text:style-name="T152">] == $id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1"><text:tab/></text:span><text:span text:style-name="T171"> </text:span><text:span text:style-name="T171">$_SESSION</text:span><text:span text:style-name="T152">['carrinho'][</text:span><text:span text:style-name="T171">$chave</text:span><text:span text:style-name="T152">][</text:span><text:span text:style-name="T175">'quantidade'</text:span><text:span text:style-name="T152">]= </text:span><text:span text:style-name="T171">$quantidade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<text:tab/></text:span><text:span text:style-name="T174">break;</text:span></text:p>
            <text:p text:style-name="P76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71"><text:tab/></text:span><text:span text:style-name="T171">$this</text:span><text:span text:style-name="T152">→_redirect(</text:span><text:span text:style-name="T17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6"><text:span text:style-name="T154"><text:s/></text:span><text:span text:style-name="T154"><text:tab/></text:span><text:span text:style-name="T154"><text:tab/></text:span><text:span text:style-name="T154">Carregue a URL </text:span><text:span text:style-name="T175">http://localhost/zend/acme</text:span><text:span text:style-name="T154"> e execute essas operações.</text:span></text:p>
            <text:p text:style-name="P76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6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6"><text:span text:style-name="T154">Já temos o link para o fechamento na visão </text:span><text:span text:style-name="T155">comprar.phtml</text:span><text:span text:style-name="T154">:</text:span></text:p>
            <text:p text:style-name="P76"><text:span text:style-name="T154"/></text:p>
            <text:p text:style-name="P76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78">Agora criaremos na classe </text:span><text:span text:style-name="T179">AbstractActionController o </text:span><text:span text:style-name="T178">método </text:span><text:span text:style-name="T179">Fechar.</text:span></text:p>
            <text:p text:style-name="P76"><text:span text:style-name="T180"/></text:p>
            <text:p text:style-name="P76"><text:span text:style-name="T181"><text:s/></text:span><text:span text:style-name="T181"><text:tab/></text:span><text:span text:style-name="T181"><text:tab/></text:span><text:span text:style-name="T181">/* Fechamento da compra */</text:span></text:p>
            <text:p text:style-name="P76"><text:span text:style-name="T182"><text:s/></text:span><text:span text:style-name="T182"><text:tab/></text:span><text:span text:style-name="T182"><text:tab/></text:span><text:span text:style-name="T182">public function</text:span><text:span text:style-name="T183"> fecharAction()</text:span></text:p>
            <text:p text:style-name="P76"><text:span text:style-name="T183"><text:s/></text:span><text:span text:style-name="T183"><text:tab/></text:span><text:span text:style-name="T183"><text:tab/></text:span><text:span text:style-name="T183">{</text:span></text:p>
            <text:p text:style-name="P76"><text:span text:style-name="T182"><text:s/></text:span><text:span text:style-name="T182"><text:tab/></text:span><text:span text:style-name="T182"><text:tab/></text:span><text:span text:style-name="T182"><text:tab/></text:span><text:span text:style-name="T182">if</text:span><text:span text:style-name="T183"> (!</text:span><text:span text:style-name="T182">isset</text:span><text:span text:style-name="T183">(</text:span><text:span text:style-name="T184">$_SESSION</text:span><text:span text:style-name="T183">['cliente']))</text:span></text:p>
            <text:p text:style-name="P76"><text:span text:style-name="T183"><text:s/></text:span><text:span text:style-name="T183"><text:tab/></text:span><text:span text:style-name="T183"><text:tab/></text:span><text:span text:style-name="T183"><text:tab/></text:span><text:span text:style-name="T183">{</text:span></text:p>
            <text:p text:style-name="P76"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this</text:span><text:span text:style-name="T183">-&gt;_redirect('/index/acessar');</text:span></text:p>
            <text:p text:style-name="P76"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exit</text:span><text:span text:style-name="T183">;</text:span></text:p>
            <text:p text:style-name="P76"><text:span text:style-name="T183"><text:s/></text:span><text:span text:style-name="T183"><text:tab/></text:span><text:span text:style-name="T183"><text:tab/></text:span><text:span text:style-name="T183"><text:tab/></text:span><text:span text:style-name="T183">}</text:span></text:p>
            <text:p text:style-name="P76"><text:span text:style-name="T18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84">$viewModel</text:span><text:span text:style-name="T183"> = Zend_Registry::get(</text:span><text:span text:style-name="T185">'view'</text:span><text:span text:style-name="T183">);</text:span></text:p>
            <text:p text:style-name="P76"><text:span text:style-name="T184">$viewModel</text:span><text:span text:style-name="T183">-&gt;assign(</text:span><text:span text:style-name="T185">'body','fechar.phtml'</text:span><text:span text:style-name="T183">);</text:span></text:p>
            <text:p text:style-name="P76"><text:span text:style-name="T183">$this-&gt;_response→setBody($viewModel-&gt;render(</text:span><text:span text:style-name="T185">'default.phtml'</text:span><text:span text:style-name="T18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86">Dá pra perceber que esse método vai exigir a criação de duas visões. Uma é </text:span><text:span text:style-name="T187">fechar.phtml</text:span><text:span text:style-name="T186">. Outra é </text:span><text:span text:style-name="T187">acessar.phtml. </text:span><text:span text:style-name="T186">Vamos começar pela tela de identificação do cliente. Só que antes, precisamos criar a tabela </text:span><text:span text:style-name="T188">usuarios</text:span><text:span text:style-name="T186"> no banco de dados, com os seguintes campos:</text:span></text:p>
            <text:p text:style-name="P76"><text:span text:style-name="T186"/></text:p>
            <text:p text:style-name="P76"><text:span text:style-name="T186"/></text:p>
            <text:list text:style-name="L4">
              <text:list-item>
                <text:p text:style-name="P76"><text:span text:style-name="T181">id</text:span><text:span text:style-name="T189"> : serial / (não nulo, chave única e chave primária)</text:span></text:p>
              </text:list-item>
              <text:list-item>
                <text:p text:style-name="P76"><text:span text:style-name="T181">cpf</text:span><text:span text:style-name="T189"> : text</text:span></text:p>
              </text:list-item>
              <text:list-item>
                <text:p text:style-name="P76"><text:span text:style-name="T181">email</text:span><text:span text:style-name="T189">: text</text:span></text:p>
              </text:list-item>
              <text:list-item>
                <text:p text:style-name="P76"><text:span text:style-name="T181">senha</text:span><text:span text:style-name="T18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0"> pageHeader.phtml </text:span><text:span text:style-name="T62">de:</text:span></text:p>
            <text:p><text:span text:style-name="T62"/></text:p>
            <text:p><text:span text:style-name="T62"/></text:p>
            <text:p><text:span text:style-name="T191">&lt;a href="./acessar" &gt;Acessa r&lt;/a&gt;&amp;nbsp;</text:span></text:p>
            <text:p><text:span text:style-name="T191">&lt;a href="./cadastrar" &gt;Cadastrar&lt;/a&gt;</text:span></text:p>
            <text:p><text:span text:style-name="T62"/></text:p>
            <text:p><text:span text:style-name="T62">Para</text:span></text:p>
            <text:p><text:span text:style-name="T191"/></text:p>
            <text:p><text:span text:style-name="T191">&lt;a href="/zend/acme/index/acessar" &gt;Acessar&lt;/a&gt; &amp;nbsp;</text:span></text:p>
            <text:p><text:span text:style-name="T191">&lt;a href="/zend/acme/index/cadastrar"&gt;Cadastrar&lt;/a&gt;</text:span></text:p>
            <text:p><text:span text:style-name="T191"/></text:p>
            <text:p><text:span text:style-name="T19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2">/* Identificação do cliente */</text:span></text:p>
            <text:p><text:span text:style-name="T193"><text:s/></text:span><text:span text:style-name="T193"><text:tab/></text:span><text:span text:style-name="T193">public function</text:span><text:span text:style-name="T194"> acessarAction()</text:span></text:p>
            <text:p><text:span text:style-name="T194">{</text:span></text:p>
            <text:p><text:span text:style-name="T195"><text:s/></text:span><text:span text:style-name="T195"><text:tab/></text:span><text:span text:style-name="T195">if </text:span><text:span text:style-name="T194">(</text:span><text:span text:style-name="T195">isset</text:span><text:span text:style-name="T194">(</text:span><text:span text:style-name="T196">$_SESSION</text:span><text:span text:style-name="T194">['</text:span><text:span text:style-name="T197">cliente'</text:span><text:span text:style-name="T194">]))</text:span></text:p>
            <text:p><text:span text:style-name="T194">{</text:span></text:p>
            <text:p><text:span text:style-name="T196"><text:s/></text:span><text:span text:style-name="T196"><text:tab/></text:span><text:span text:style-name="T196">$this</text:span><text:span text:style-name="T194">-&gt;_redirect(</text:span><text:span text:style-name="T197">'/carrinho/comprar'</text:span><text:span text:style-name="T194">);</text:span></text:p>
            <text:p><text:span text:style-name="T194">}</text:span></text:p>
            <text:p><text:span text:style-name="T194">}</text:span></text:p>
            <text:p><text:span text:style-name="T196"><text:s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1">$viewModel→assign('mensagem',isset($_SESSION['mensagem']) </text:span><text:span text:style-name="T194">?</text:span><text:span text:style-name="T196">$_SESSION</text:span><text:span text:style-name="T194">[</text:span><text:span text:style-name="T197">'mensagem'</text:span><text:span text:style-name="T194">] : '');</text:span></text:p>
            <text:p><text:span text:style-name="T196">$viewModel</text:span><text:span text:style-name="T191">-&gt;assign(</text:span><text:span text:style-name="T197">'body','acessar.phtml'</text:span><text:span text:style-name="T191">);</text:span></text:p>
            <text:p><text:span text:style-name="T196">$this</text:span><text:span text:style-name="T191">-&gt;response→setBody(</text:span><text:span text:style-name="T196">$viewModel</text:span><text:span text:style-name="T191">→render(</text:span><text:span text:style-name="T197">'default.phtml'</text:span><text:span text:style-name="T191">));</text:span></text:p>
            <text:p><text:span text:style-name="T191">}</text:span></text:p>
            <text:p><text:span text:style-name="T191"/></text:p>
            <text:p><text:span text:style-name="T191"/></text:p>
            <text:p><text:span text:style-name="T198"/></text:p>
            <text:p><text:span text:style-name="T198"/></text:p>
            <text:p><text:span text:style-name="T19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0">&lt;h3 id="warning"&gt;&lt;?=$this-&gt;mensagem?&gt;&lt;/h3&gt;</text:span></text:p>
            <text:p><text:span text:style-name="T200">&lt;center&gt;</text:span></text:p>
            <text:p><text:span text:style-name="T200">&lt;form action="/zend/acme/index/login" 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e-mail:</text:span></text:p>
            <text:p><text:span text:style-name="T200">&lt;input name="email" value="" id="email" type="text"&gt;</text:span></text:p>
            <text:p><text:span text:style-name="T200">senha:</text:span></text:p>
            <text:p><text:span text:style-name="T200">&lt;input name="senha" value="" id="senha" 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<text:s/></text:span><text:span text:style-name="T191"><text:tab/></text:span><text:span text:style-name="T198">Essa visão submete o formulário para o método login do IndexController. Vamos criá-lo:</text:span></text:p>
            <text:p><text:span text:style-name="T191"/></text:p>
            <text:p><text:span text:style-name="T191"/></text:p>
            <text:p><text:span text:style-name="T201"><text:s/></text:span><text:span text:style-name="T201"><text:tab/></text:span><text:span text:style-name="T201">/* Efetua o login do cliente */</text:span></text:p>
            <text:p><text:span text:style-name="T202"><text:s/></text:span><text:span text:style-name="T202"><text:tab/></text:span><text:span text:style-name="T202">public function</text:span><text:span text:style-name="T191"> loginAction()</text:span></text:p>
            <text:p><text:span text:style-name="T191">{</text:span></text:p>
            <text:p><text:span text:style-name="T196"><text:s/></text:span><text:span text:style-name="T196"><text:tab/></text:span><text:span text:style-name="T196">$cpf</text:span><text:span text:style-name="T191"> = </text:span><text:span text:style-name="T196">$this</text:span><text:span text:style-name="T152">-&gt;params()-&gt;fromRoute</text:span><text:span text:style-name="T191">(</text:span><text:span text:style-name="T197">'cpf'</text:span><text:span text:style-name="T191">);</text:span></text:p>
            <text:p><text:span text:style-name="T196"><text:s/></text:span><text:span text:style-name="T196"><text:tab/></text:span><text:span text:style-name="T196">$email</text:span><text:span text:style-name="T191"> = </text:span><text:span text:style-name="T196">$this</text:span><text:span text:style-name="T152">-&gt;params()-&gt;fromRoute</text:span><text:span text:style-name="T191">(</text:span><text:span text:style-name="T197">'email'</text:span><text:span text:style-name="T191">);</text:span></text:p>
            <text:p><text:span text:style-name="T196"><text:s/></text:span><text:span text:style-name="T196"><text:tab/></text:span><text:span text:style-name="T196">$senha</text:span><text:span text:style-name="T191"> = </text:span><text:span text:style-name="T196">$this</text:span><text:span text:style-name="T152">-&gt;params()-&gt;fromRoute</text:span><text:span text:style-name="T191">(</text:span><text:span text:style-name="T197">'senha'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<text:s/></text:span><text:span text:style-name="T191"><text:tab/></text:span><text:span text:style-name="T195">if </text:span><text:span text:style-name="T191">(</text:span><text:span text:style-name="T196">$cpf</text:span><text:span text:style-name="T191">)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</text:span><text:span text:style-name="T197">'cpf'</text:span><text:span text:style-name="T194">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5">else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'email'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6">$where</text:span><text:span text:style-name="T191"> = </text:span><text:span text:style-name="T196">$table</text:span><text:span text:style-name="T191">-&gt;getAdapter()-&gt;quoteInto("</text:span><text:span text:style-name="T197">$campo = ?"</text:span><text:span text:style-name="T191">, </text:span><text:span text:style-name="T196">$cpf</text:span><text:span text:style-name="T191">);</text:span></text:p>
            <text:p><text:span text:style-name="T191"><text:s/></text:span><text:span text:style-name="T191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5"/></text:p>
            <text:p><text:span text:style-name="T195"/></text:p>
            <text:p><text:span text:style-name="T195"><text:s/></text:span><text:span text:style-name="T195"><text:tab/></text:span><text:span text:style-name="T195">if</text:span><text:span text:style-name="T191"> (!</text:span><text:span text:style-name="T195">empty</text:span><text:span text:style-name="T191">(</text:span><text:span text:style-name="T196">$usuario</text:span><text:span text:style-name="T191">) &amp;&amp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[0]['senha'] == </text:span><text:span text:style-name="T196">$senha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'cliente'] = </text:span><text:span text:style-name="T196">$usuario</text:span><text:span text:style-name="T191">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this</text:span><text:span text:style-name="T191">-&gt;_redirect('/carrinho');</text:span></text:p>
            <text:p><text:span text:style-name="T191">}</text:span></text:p>
            <text:p><text:span text:style-name="T195"><text:s/></text:span><text:span text:style-name="T195"><text:tab/></text:span><text:span text:style-name="T195">else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Dados inválidos'</text:span><text:span text:style-name="T191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acessar'</text:span><text:span text:style-name="T191">);</text:span></text:p>
            <text:p><text:span text:style-name="T191"><text:s/></text:span><text:span text:style-name="T191"><text:tab/></text:span><text:span text:style-name="T191">}</text:span></text:p>
            <text:p><text:span text:style-name="T19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8">Precisamos agora cadastrar um cliente. Vamos criar o método </text:span><text:span text:style-name="T203">cadastrar</text:span><text:span text:style-name="T198"> em </text:span><text:span text:style-name="T203">IndexController</text:span><text:span text:style-name="T198">. Ele só serve para exibir a visão correspondente, que criaremos em seguida:</text:span></text:p>
            <text:p><text:span text:style-name="T198"/></text:p>
            <text:p><text:span text:style-name="T201"><text:s/></text:span><text:span text:style-name="T201"><text:tab/></text:span><text:span text:style-name="T201"><text:tab/></text:span><text:span text:style-name="T201">/* Cadastramento do client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91"> cadastrarAction(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1"> = Zend_Registry::get(</text:span><text:span text:style-name="T197">'view'</text:span><text:span text:style-name="T191">)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viewModel</text:span></text:p>
            <text:p><text:span text:style-name="T191">&gt;assign(</text:span><text:span text:style-name="T197">'mensagem'</text:span><text:span text:style-name="T191">,</text:span><text:span text:style-name="T202">isset</text:span><text:span text:style-name="T191">(</text:span><text:span text:style-name="T196">$_SESSION</text:span><text:span text:style-name="T191">[</text:span><text:span text:style-name="T197">'mensagem'</text:span><text:span text:style-name="T191">]) ? </text:span><text:span text:style-name="T196">$_SESSION</text:span><text:span text:style-name="T191">[</text:span><text:span text:style-name="T197">'mensagem'</text:span><text:span text:style-name="T19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'</text:span><text:span text:style-name="T191">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header'</text:span><text:span text:style-name="T191">,</text:span><text:span text:style-name="T197">'pageHeade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body'</text:span><text:span text:style-name="T191">,</text:span><text:span text:style-name="T197">'cadastra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footer'</text:span><text:span text:style-name="T191">,</text:span><text:span text:style-name="T197">'pageFooter.phtml'</text:span><text:span text:style-name="T191">);</text:span></text:p>
            <text:p><text:span text:style-name="T196"><text:s/></text:span><text:span text:style-name="T196"><text:tab/></text:span><text:span text:style-name="T196">$this</text:span><text:span text:style-name="T191">-&gt;_response-&gt;setBody(</text:span><text:span text:style-name="T196">$viewModel</text:span><text:span text:style-name="T191">-&gt;render(</text:span><text:span text:style-name="T197">'default.phtml'</text:span><text:span text:style-name="T191">));</text:span></text:p>
            <text:p><text:span text:style-name="T191">}</text:span></text:p>
            <text:p><text:span text:style-name="T198"/></text:p>
            <text:p><text:span text:style-name="T198"/></text:p>
            <text:p><text:span text:style-name="T198"/></text:p>
            <text:p><text:span text:style-name="T198"/></text:p>
            <text:p><text:span text:style-name="T203">Em seguida, vamos criar a visão </text:span><text:span text:style-name="T198">cadastrar.phtml </text:span><text:span text:style-name="T203">em </text:span><text:span text:style-name="T19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&lt;h2 id="warning"&gt;&lt;?=$this-&gt;mensagem?&gt;&lt;/h2&gt;</text:span></text:p>
            <text:p><text:span text:style-name="T191">&lt;center&gt;</text:span></text:p>
            <text:p><text:span text:style-name="T191">&lt;form action="/zend/acme/index/gravarCliente"</text:span></text:p>
            <text:p><text:span text:style-name="T191">method="post"&gt;</text:span></text:p>
            <text:p><text:span text:style-name="T191">CPF:</text:span></text:p>
            <text:p><text:span text:style-name="T191">&lt;input name="cpf" value="" id="cpf"</text:span></text:p>
            <text:p><text:span text:style-name="T191">type="text"&gt;</text:span></text:p>
            <text:p><text:span text:style-name="T191">e-mail:</text:span></text:p>
            <text:p><text:span text:style-name="T191">&lt;input name="email" value="" id="email"</text:span></text:p>
            <text:p><text:span text:style-name="T191">type="text"&gt;</text:span></text:p>
            <text:p><text:span text:style-name="T191">senha:</text:span></text:p>
            <text:p><text:span text:style-name="T191">&lt;input name="senha" value="" id="senha"</text:span></text:p>
            <text:p><text:span text:style-name="T19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Confirme a senha:</text:span></text:p>
            <text:p><text:span text:style-name="T191">&lt;input name="senha2" value="" id="senha2"</text:span></text:p>
            <text:p><text:span text:style-name="T191">type="password"&gt;</text:span></text:p>
            <text:p><text:span text:style-name="T191">&lt;input type="submit" name="cadastrar"</text:span></text:p>
            <text:p><text:span text:style-name="T191">value="Cadastrar"/&gt;</text:span></text:p>
            <text:p><text:span text:style-name="T191">&lt;/form&gt;</text:span></text:p>
            <text:p><text:span text:style-name="T191">&lt;/center&gt;</text:span></text:p>
            <text:p><text:span text:style-name="T19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204">Como pode se ver, esse formulário submete os dados para a ação </text:span><text:span text:style-name="T205">gravarCliente</text:span><text:span text:style-name="T204">. Temos de implementar esse método na classe </text:span><text:span text:style-name="T205">IndexController</text:span><text:span text:style-name="T204">:</text:span></text:p>
            <text:p><text:span text:style-name="T206"/></text:p>
            <text:p><text:span text:style-name="T206"/></text:p>
            <text:p><text:span text:style-name="T149"><text:s/></text:span><text:span text:style-name="T149"><text:tab/></text:span><text:span text:style-name="T207">/* Persistência dos dados do cliente */</text:span></text:p>
            <text:p><text:span text:style-name="T149"><text:s/></text:span><text:span text:style-name="T149"><text:tab/></text:span><text:span text:style-name="T208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09">-&gt;params()-&gt;fromRoute</text:span><text:span text:style-name="T149">('cpf');</text:span></text:p>
            <text:p><text:span text:style-name="T200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09">-&gt;params()-&gt;fromRoute</text:span><text:span text:style-name="T210">'email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09">-&gt;params()-&gt;fromRoute</text:span><text:span text:style-name="T149">(</text:span><text:span text:style-name="T210">'senha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09">-&gt;params()-&gt;fromRoute</text:span><text:span text:style-name="T149">(</text:span><text:span text:style-name="T210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><text:s/></text:span><text:span text:style-name="T212"><text:tab/></text:span><text:span text:style-name="T212">if</text:span><text:span text:style-name="T194"> (</text:span><text:span text:style-name="T196">$cpfExiste</text:span><text:span text:style-name="T194">)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CPF já cadastrado'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'/index/cadastrar');</text:span></text:p>
            <text:p><text:span text:style-name="T212"><text:s/></text:span><text:span text:style-name="T212"><text:tab/></text:span><text:span text:style-name="T212">exit</text:span><text:span text:style-name="T194">;</text:span></text:p>
            <text:p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email = ?'</text:span><text:span text:style-name="T194">, </text:span><text:span text:style-name="T196">$email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4"> = </text:span><text:span text:style-name="T196">$table</text:span><text:span text:style-name="T194">-&gt;fetchAll(</text:span><text:span text:style-name="T196">$where</text:span><text:span text:style-name="T194">)-&gt;toArray();</text:span></text:p>
            <text:p><text:span text:style-name="T196"><text:s/></text:span><text:span text:style-name="T196"><text:tab/></text:span><text:span text:style-name="T196"><text:tab/></text:span><text:span text:style-name="T196">$emailExiste</text:span><text:span text:style-name="T194"> = !</text:span><text:span text:style-name="T212">empty</text:span><text:span text:style-name="T194">(</text:span><text:span text:style-name="T196">$usuario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>if</text:span><text:span text:style-name="T194"> (</text:span><text:span text:style-name="T196">$emailExiste</text:span><text:span text:style-name="T194">)</text:span></text:p>
            <text:p><text:span text:style-name="T194">{</text:span></text:p>
            <text:p><text:span text:style-name="T196">$_SESSION</text:span><text:span text:style-name="T194">[</text:span><text:span text:style-name="T197">'mensagem'</text:span><text:span text:style-name="T194">] = '</text:span><text:span text:style-name="T197">E-mail já cadastrado'</text:span><text:span text:style-name="T194">;</text:span></text:p>
            <text:p><text:span text:style-name="T196">$this</text:span><text:span text:style-name="T194">-&gt;_redirect(</text:span><text:span text:style-name="T197">'/index/cadastrar'</text:span><text:span text:style-name="T194">);</text:span></text:p>
            <text:p><text:span text:style-name="T212">exit</text:span><text:span text:style-name="T194">;</text:span></text:p>
            <text:p><text:span text:style-name="T194">}</text:span></text:p>
            <text:p><text:span text:style-name="T196">$dados</text:span><text:span text:style-name="T194"> = array(</text:span><text:span text:style-name="T197">'cpf'</text:span><text:span text:style-name="T194">=&gt;</text:span><text:span text:style-name="T196">$cpf</text:span><text:span text:style-name="T194">,</text:span><text:span text:style-name="T197">'email'</text:span><text:span text:style-name="T194">=&gt;</text:span><text:span text:style-name="T196">$email</text:span><text:span text:style-name="T194">,</text:span><text:span text:style-name="T197">'senha'</text:span><text:span text:style-name="T194">=&gt;</text:span><text:span text:style-name="T196">$senha</text:span><text:span text:style-name="T194">);</text:span></text:p>
            <text:p><text:span text:style-name="T196">$table</text:span><text:span text:style-name="T194">-&gt;insert(</text:span><text:span text:style-name="T196">$dados</text:span><text:span text:style-name="T194">);</text:span></text:p>
            <text:p><text:span text:style-name="T196">$this</text:span><text:span text:style-name="T194">-&gt;_redirect(</text:span><text:span text:style-name="T197">'/index/acessar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4">Precisamos agora colocar uma identificação visual que indique que o cliente está identificado.</text:span></text:p>
            <text:p><text:span text:style-name="T214">No arquivo </text:span><text:span text:style-name="T203">pageHeader.phtml</text:span><text:span text:style-name="T214">, incluiremos um bloco de código no </text:span><text:span text:style-name="T215">primeiro</text:span><text:span text:style-name="T214"> trecho em PHP </text:span><text:span text:style-name="T215">antes do código HTML</text:span><text:span text:style-name="T214">:</text:span></text:p>
            <text:p><text:span text:style-name="T194"/></text:p>
            <text:p><text:span text:style-name="T194"><text:s/></text:span><text:span text:style-name="T194"><text:tab/></text:span><text:span text:style-name="T194">if (!isset($_SESSION['cliente']))</text:span></text:p>
            <text:p><text:span text:style-name="T194">{ $cpf = ''; }</text:span></text:p>
            <text:p><text:span text:style-name="T194"><text:s/></text:span><text:span text:style-name="T194"><text:tab/></text:span><text:span text:style-name="T194">else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$cliente = $_SESSION['cliente'];</text:span></text:p>
            <text:p><text:span text:style-name="T194"><text:s/></text:span><text:span text:style-name="T194"><text:tab/></text:span><text:span text:style-name="T194"><text:tab/></text:span><text:span text:style-name="T194">$cpf = $cliente['cpf'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16">Perceba que os links Acessar e Cadastrar não fazem sentido se o usuário já se identificou. Então temos que trocá-los por um outro link, chamado Sair:</text:span></text:p>
            <text:p><text:span text:style-name="T217"/></text:p>
            <text:p><text:span text:style-name="T218">&lt;?php</text:span></text:p>
            <text:p><text:span text:style-name="T218">if ($cpf=='')</text:span></text:p>
            <text:p><text:span text:style-name="T218">{</text:span></text:p>
            <text:p><text:span text:style-name="T218">?&gt;</text:span></text:p>
            <text:p><text:span text:style-name="T218">&lt;a href="/zend/acme/index/acessar" &gt;Acessar&lt;/a&gt;&amp;nbsp;</text:span></text:p>
            <text:p><text:span text:style-name="T218">&lt;a href="/zend/acme/index/cadastrar" &gt;Cadastrar&lt;/a&gt;</text:span></text:p>
            <text:p><text:span text:style-name="T218">&lt;?php</text:span></text:p>
            <text:p><text:span text:style-name="T218">}</text:span></text:p>
            <text:p><text:span text:style-name="T218">else</text:span></text:p>
            <text:p><text:span text:style-name="T218">{</text:span></text:p>
            <text:p><text:span text:style-name="T218">?&gt;</text:span></text:p>
            <text:p><text:span text:style-name="T218">&lt;a href="/zend/acme/index/logout" &gt;Sair&lt;/a&gt;</text:span></text:p>
            <text:p><text:span text:style-name="T218">&lt;?php</text:span></text:p>
            <text:p><text:span text:style-name="T218">}</text:span></text:p>
            <text:p><text:span text:style-name="T2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219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219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194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194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1">/* Encerra a sessão do cliente, destruindo o </text:span><text:span text:style-name="T221"><text:tab/></text:span><text:span text:style-name="T221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2">'/'</text:span><text:span text:style-name="T138">);</text:span></text:p>
            <text:p><text:span text:style-name="T138">}</text:span></text:p>
            <text:p><text:span text:style-name="T223">/* Destrói a sessão. */</text:span></text:p>
            <text:p><text:span text:style-name="T224">session_destroy</text:span><text:span text:style-name="T138">();</text:span></text:p>
            <text:p><text:span text:style-name="T225">$this</text:span><text:span text:style-name="T138">-&gt;_redirect(</text:span><text:span text:style-name="T222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Finalmente, vamos retornar para o fechamento da compra e finalizá-lo. Vamos criar o arquivo de visão </text:span><text:span text:style-name="T203">fechar.phtml</text:span><text:span text:style-name="T214">:</text:span></text:p>
            <text:p><text:span text:style-name="T214"/></text:p>
            <text:p><text:span text:style-name="T194">&lt;center&gt;</text:span></text:p>
            <text:p><text:span text:style-name="T194">&lt;form action="/zend/acme/carrinho/gravarCompra" method="post"&gt;</text:span></text:p>
            <text:p><text:span text:style-name="T194">&lt;h2&gt;Forma de pagamento:&lt;/h2&gt;</text:span></text:p>
            <text:p><text:span text:style-name="T194">&lt;?=$this-&gt;escape('Boleto Bancário')?&gt;</text:span></text:p>
            <text:p><text:span text:style-name="T194">&lt;input name="formaPagamento" value="boleto" id="formaPagamento" type="radio"/&gt;</text:span></text:p>
            <text:p><text:span text:style-name="T194">&lt;?=$this-&gt;escape('Cartão de Crédito')?&gt;</text:span></text:p>
            <text:p><text:span text:style-name="T194">&lt;input name="formaPagamento" value="cartao" id="formaPagamento" type="radio"/&gt;</text:span></text:p>
            <text:p><text:span text:style-name="T194">&lt;input type="submit" name="gravar" value="Gravar"/&gt;</text:span></text:p>
            <text:p><text:span text:style-name="T194">&lt;/form&gt;</text:span></text:p>
            <text:p><text:span text:style-name="T194">&lt;/center&gt;</text:span></text:p>
            <text:p><text:span text:style-name="T19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, faremos o método </text:span><text:span text:style-name="T203">gravarCompra</text:span><text:span text:style-name="T214">, que efetivamente fecha o pedido.</text:span></text:p>
            <text:p><text:span text:style-name="T214">O pedido de compra será armazenado em uma tabela chamada </text:span><text:span text:style-name="T215">pedidos</text:span><text:span text:style-name="T214">. Os itens do pedido serão guardados em uma tabela chamada </text:span><text:span text:style-name="T215">itens</text:span><text:span text:style-name="T214">.</text:span></text:p>
            <text:p><text:span text:style-name="T214">A tabela</text:span><text:span text:style-name="T215"> pedidos</text:span><text:span text:style-name="T214"> terá os seguintes campos:</text:span></text:p>
            <text:p><text:span text:style-name="T214"/></text:p>
            <text:p><text:span text:style-name="T214">➔</text:span><text:span text:style-name="T226">id</text:span><text:span text:style-name="T214"> : serial / (não nulo, chave única e chave primária)</text:span></text:p>
            <text:p><text:span text:style-name="T214">➔</text:span><text:span text:style-name="T226"> </text:span><text:span text:style-name="T226">codigo</text:span><text:span text:style-name="T227"> </text:span><text:span text:style-name="T21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216">A tabela </text:span><text:span text:style-name="T228">itens</text:span><text:span text:style-name="T216"> terá os seguintes campos:</text:span></text:p>
            <text:p><text:span text:style-name="T216">➔</text:span><text:span text:style-name="T228">id</text:span><text:span text:style-name="T216"> : serial / (não nulo, chave única e chave primária)</text:span></text:p>
            <text:p><text:span text:style-name="T216">➔</text:span><text:span text:style-name="T228"> </text:span><text:span text:style-name="T228">pedido_id</text:span><text:span text:style-name="T216"> : integer</text:span></text:p>
            <text:p><text:span text:style-name="T216">➔ </text:span><text:span text:style-name="T228">produto_id</text:span><text:span text:style-name="T216">: integer</text:span></text:p>
            <text:p><text:span text:style-name="T216">➔ </text:span><text:span text:style-name="T228">valor</text:span><text:span text:style-name="T216">: money</text:span></text:p>
            <text:p><text:span text:style-name="T216">➔ </text:span><text:span text:style-name="T228">quantidade</text:span><text:span text:style-name="T216">: integer</text:span></text:p>
            <text:p><text:span text:style-name="T216"/></text:p>
            <text:p><text:span text:style-name="T216">Vamos ignorar a gravação da forma de pagamento.</text:span></text:p>
            <text:p><text:span text:style-name="T216">Bem, agora sim, vamos construir o método </text:span><text:span text:style-name="T229">gravarCompra</text:span><text:span text:style-name="T216">:</text:span></text:p>
            <text:p><text:span text:style-name="T230"/></text:p>
            <text:p><text:span text:style-name="T230">/* Grava o pedido de compra */</text:span></text:p>
            <text:p><text:span text:style-name="T231">public function</text:span><text:span text:style-name="T218"> gravarCompra()</text:span></text:p>
            <text:p><text:span text:style-name="T218">{</text:span></text:p>
            <text:p><text:span text:style-name="T232">$formaEscolhida</text:span><text:span text:style-name="T218"> = </text:span><text:span text:style-name="T232">$this</text:span><text:span text:style-name="T233">-&gt;params()</text:span><text:span text:style-name="T218">(</text:span><text:span text:style-name="T234">'formaPagamento'</text:span><text:span text:style-name="T218">);</text:span></text:p>
            <text:p><text:span text:style-name="T232">$formasPagamento</text:span><text:span text:style-name="T218"> = </text:span><text:span text:style-name="T235">array</text:span><text:span text:style-name="T218">(</text:span><text:span text:style-name="T236">'boleto'=&gt;'Boleto</text:span></text:p>
            <text:p><text:span text:style-name="T236">Bancário','cartao'=&gt;'Cartão de Crédito'</text:span><text:span text:style-name="T218">);</text:span></text:p>
            <text:p><text:span text:style-name="T232">$codigo</text:span><text:span text:style-name="T218"> = </text:span><text:span text:style-name="T237">mt_rand</text:span><text:span text:style-name="T21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38"> = </text:span><text:span text:style-name="T239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38"> = </text:span><text:span text:style-name="T140">$pedido</text:span><text:span text:style-name="T239">-&gt;insert(array</text:span><text:span text:style-name="T238">(</text:span><text:span text:style-name="T240">'codigo'</text:span><text:span text:style-name="T239">=&gt;</text:span><text:span text:style-name="T140">$codigo</text:span><text:span text:style-name="T238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38"> = </text:span><text:span text:style-name="T239">$_SESSION</text:span><text:span text:style-name="T238">[</text:span><text:span text:style-name="T240">'carrinho'</text:span><text:span text:style-name="T238">];</text:span></text:p>
            <text:p><text:span text:style-name="T239"><text:s/></text:span><text:span text:style-name="T239"><text:tab/></text:span><text:span text:style-name="T239">foreach</text:span><text:span text:style-name="T238"> (</text:span><text:span text:style-name="T140">$itens</text:span><text:span text:style-name="T238"> </text:span><text:span text:style-name="T239">as</text:span><text:span text:style-name="T238"> </text:span><text:span text:style-name="T140">$item</text:span><text:span text:style-name="T238">)</text:span></text:p>
            <text:p><text:span text:style-name="T238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38"> = array(</text:span><text:span text:style-name="T240">'pedido_id'</text:span><text:span text:style-name="T238">=&gt;</text:span><text:span text:style-name="T140">$idPedido</text:span><text:span text:style-name="T238">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produto_id'</text:span><text:span text:style-name="T238">=&gt;</text:span><text:span text:style-name="T140">$item</text:span><text:span text:style-name="T238">[</text:span><text:span text:style-name="T240">'id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valor'</text:span><text:span text:style-name="T238">=&gt;</text:span><text:span text:style-name="T140">$item</text:span><text:span text:style-name="T238">[</text:span><text:span text:style-name="T240">'valor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quantidade'</text:span><text:span text:style-name="T238">=&gt;</text:span><text:span text:style-name="T140">$item</text:span><text:span text:style-name="T238">[</text:span><text:span text:style-name="T240">'quantidade'</text:span><text:span text:style-name="T23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novoItem</text:span><text:span text:style-name="T194"> = </text:span><text:span text:style-name="T212">new</text:span><text:span text:style-name="T194"> </text:span><text:span text:style-name="T197">Itens();</text:span></text:p>
            <text:p><text:span text:style-name="T196"><text:s/></text:span><text:span text:style-name="T196"><text:tab/></text:span><text:span text:style-name="T196">$novoItem</text:span><text:span text:style-name="T197">-&gt;insert</text:span><text:span text:style-name="T194">(</text:span><text:span text:style-name="T196">$dados</text:span><text:span text:style-name="T194">);</text:span></text:p>
            <text:p><text:span text:style-name="T194">}</text:span></text:p>
            <text:p><text:span text:style-name="T212">unset</text:span><text:span text:style-name="T194">(</text:span><text:span text:style-name="T196">$_SESSION</text:span><text:span text:style-name="T194">[</text:span><text:span text:style-name="T197">'carrinho'</text:span><text:span text:style-name="T194">]);</text:span></text:p>
            <text:p><text:span text:style-name="T196"><text:s/></text:span><text:span text:style-name="T196"><text:tab/></text:span><text:span text:style-name="T196"><text:tab/></text:span><text:span text:style-name="T196">$mensagem</text:span><text:span text:style-name="T194"> = </text:span><text:span text:style-name="T197">"O pedido</text:span><text:span text:style-name="T194"> </text:span><text:span text:style-name="T196">$codigo</text:span><text:span text:style-name="T194"> </text:span><text:span text:style-name="T197">pago com <text:s/></text:span><text:span text:style-name="T197"><text:tab/></text:span><text:span text:style-name="T197"><text:tab/></text:span><text:span text:style-name="T197"><text:tab/></text:span><text:span text:style-name="T197"> 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4">{</text:span><text:span text:style-name="T196">$formasPagamento</text:span><text:span text:style-name="T194">[</text:span><text:span text:style-name="T196">$formaEscolhida</text:span><text:span text:style-name="T194">]} </text:span><text:span text:style-name="T197">foi</text:span></text:p>
            <text:p><text:span text:style-name="T197"><text:s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finalizado com sucesso"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 = Zend_Registry::get(</text:span><text:span text:style-name="T197">'view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mensagem=$mensagem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body'</text:span><text:span text:style-name="T194">,</text:span><text:span text:style-name="T197">'gravarCompra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E, para finalizar, vamos criar a visão que exibe a mensagem com o número do pedido. Em </text:span><text:span text:style-name="T203">views/scripts</text:span><text:span text:style-name="T214">, crie o arquivo </text:span><text:span text:style-name="T203">gravarCompra.phtml</text:span><text:span text:style-name="T214">. Aqui vai ter um problema. Em views/scripts/carrinho o arquivo continente terá de se chamar </text:span><text:span text:style-name="T203">gravarcompra.phtml.</text:span></text:p>
            <text:p><text:span text:style-name="T203"/></text:p>
            <text:p><text:span text:style-name="T194">&lt;h3 id="warning"&gt;&lt;?=$this-&gt;mensagem?&gt;&lt;/h3&gt;</text:span></text:p>
            <text:p><text:span text:style-name="T194">&lt;a href="/zend/acme/"&gt;Página inicial&lt;/a&gt;</text:span></text:p>
            <text:p><text:span text:style-name="T194"/></text:p>
            <text:p><text:span text:style-name="T214">Agora, só falta implementar a busca de produtos por nome e a parte do cliente está praticamente completa. Vamos deixar a busca com outro controlador. No diretório </text:span><text:span text:style-name="T203">controllers</text:span><text:span text:style-name="T214">, criaremos o arquivo </text:span><text:span text:style-name="T203">BuscasController.php</text:span><text:span text:style-name="T2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42">/**</text:span></text:p>
            <text:p><text:span text:style-name="T242">* Este método será executado sempre que a classe</text:span></text:p>
            <text:p><text:span text:style-name="T242">for instanciada,</text:span></text:p>
            <text:p><text:span text:style-name="T242">* depois do construtor.</text:span></text:p>
            <text:p><text:span text:style-name="T242">* Faz o carregamento das classes que serão</text:span></text:p>
            <text:p><text:span text:style-name="T242">usadas pelo controlador.</text:span></text:p>
            <text:p><text:span text:style-name="T242">*</text:span></text:p>
            <text:p><text:span text:style-name="T242">* @return void</text:span></text:p>
            <text:p><text:span text:style-name="T242">*/</text:span></text:p>
            <text:p><text:span text:style-name="T1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6">/**</text:span></text:p>
            <text:p><text:span text:style-name="T196">* Método que mostra o resultado da pesquisa</text:span></text:p>
            <text:p><text:span text:style-name="T196">*</text:span></text:p>
            <text:p><text:span text:style-name="T196">* @return void</text:span></text:p>
            <text:p><text:span text:style-name="T196">*/</text:span></text:p>
            <text:p><text:span text:style-name="T212"><text:s/></text:span><text:span text:style-name="T212"><text:tab/></text:span><text:span text:style-name="T212">public function</text:span><text:span text:style-name="T242"> </text:span><text:span text:style-name="T194">indexAction()</text:span></text:p>
            <text:p><text:span text:style-name="T194"><text:s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chave</text:span><text:span text:style-name="T242"> </text:span><text:span text:style-name="T194">= (string)$this→_request→getParam('nome'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242"> </text:span><text:span text:style-name="T194">=</text:span><text:span text:style-name="T242"> </text:span><text:span text:style-name="T194">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242"> </text:span><text:span text:style-name="T194">=</text:span><text:span text:style-name="T212"> new</text:span><text:span text:style-name="T242"> </text:span><text:span text:style-name="T194">Produt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242"> </text:span><text:span text:style-name="T194">=</text:span><text:span text:style-name="T242"> </text:span><text:span text:style-name="T197">"position('$chave' in nome)&gt;0"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produto</text:span><text:span text:style-name="T242"> </text:span><text:span text:style-name="T194">=</text:span><text:span text:style-name="T242"> </text:span><text:span text:style-name="T196">$table</text:span><text:span text:style-name="T194">-&gt;fetchAll(</text:span><text:span text:style-name="T196">$where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'</text:span><text:span text:style-name="T194">,</text:span><text:span text:style-name="T196">$produtos</text:span><text:span text:style-name="T194">-&gt;toArray()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index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}</text:span></text:p>
            <text:p><text:span text:style-name="T194"/></text:p>
            <text:p><text:span text:style-name="T243"><text:s/></text:span><text:span text:style-name="T214"><text:tab/></text:span><text:span text:style-name="T214">Não podemos esquecer de criar a visão </text:span><text:span text:style-name="T203">buscas.phtml </text:span><text:span text:style-name="T214">vazio no diretório </text:span><text:span text:style-name="T203">buscas</text:span><text:span text:style-name="T214"> de </text:span><text:span text:style-name="T203">views/scripts</text:span><text:span text:style-name="T214">. Não precisamos criar um homônimo na raiz de </text:span><text:span text:style-name="T203">views/scripts</text:span><text:span text:style-name="T214"> porque usaremos o </text:span><text:span text:style-name="T203">index.phtml</text:span><text:span text:style-name="T21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4cm" svg:height="16cm" svg:x="0.686cm" svg:y="4.8cm" presentation:class="outline" presentation:user-transformed="true">
          <draw:text-box>
            <text:p><text:span text:style-name="T214">E assim, finalizamos a parte que interessa ao cliente. Agora precisamos criar um módulo para que o estoquista da loja consiga fazer a manutenção dos produtos em estoque.</text:span></text:p>
            <text:p><text:span text:style-name="T214"/></text:p>
            <text:p><text:span text:style-name="T214">Para isso, criaremos um outro controlador, que irá cuidar dessa parte de estoque. O nome do arquivo será </text:span><text:span text:style-name="T203">EstoqueController.php.</text:span></text:p>
            <text:p><text:span text:style-name="T214"/></text:p>
            <text:p><text:span text:style-name="T214">O comportamento padrão (método </text:span><text:span text:style-name="T203">index</text:span><text:span text:style-name="T21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1.086cm" svg:y="4.6cm" presentation:class="outline" presentation:user-transformed="true">
          <draw:text-box>
            <text:p><text:span text:style-name="T244">class</text:span><text:span text:style-name="T245"> EstoqueController </text:span><text:span text:style-name="T244">extends</text:span><text:span text:style-name="T245"> Zend_Controller_Action</text:span></text:p>
            <text:p><text:span text:style-name="T245">{</text:span></text:p>
            <text:p><text:span text:style-name="T246"><text:s/></text:span><text:span text:style-name="T246"><text:tab/></text:span><text:span text:style-name="T246">/**</text:span></text:p>
            <text:p><text:span text:style-name="T246"><text:s/></text:span><text:span text:style-name="T246"><text:tab/></text:span><text:span text:style-name="T246"> </text:span><text:span text:style-name="T246">* Este método será executado sempre que a classe for instanciada,</text:span></text:p>
            <text:p><text:span text:style-name="T246"><text:s/></text:span><text:span text:style-name="T246"><text:tab/></text:span><text:span text:style-name="T246"> </text:span><text:span text:style-name="T246">* depois do construtor.</text:span></text:p>
            <text:p><text:span text:style-name="T246"><text:s/></text:span><text:span text:style-name="T246"><text:tab/></text:span><text:span text:style-name="T246"> </text:span><text:span text:style-name="T246">* Faz o carregamento das classes que serão usadas pelo controlador.</text:span></text:p>
            <text:p><text:span text:style-name="T246"><text:s/></text:span><text:span text:style-name="T246"><text:tab/></text:span><text:span text:style-name="T246"> </text:span><text:span text:style-name="T246">*</text:span></text:p>
            <text:p><text:span text:style-name="T246"><text:s/></text:span><text:span text:style-name="T246"><text:tab/></text:span><text:span text:style-name="T246"> </text:span><text:span text:style-name="T246">* @return void</text:span></text:p>
            <text:p><text:span text:style-name="T246"><text:s/></text:span><text:span text:style-name="T246"><text:tab/></text:span><text:span text:style-name="T246"> </text:span><text:span text:style-name="T246">*/</text:span></text:p>
            <text:p><text:span text:style-name="T24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O formulário de login estará em </text:span><text:span text:style-name="T203">estoqueLogin.phtml</text:span><text:span text:style-name="T214"> dentro de </text:span><text:span text:style-name="T203">views/scripts</text:span><text:span text:style-name="T214">:</text:span></text:p>
            <text:p><text:span text:style-name="T214"/></text:p>
            <text:p><text:span text:style-name="T194">&lt;h2 id="warning"&gt;&lt;?=$this-&gt;mensagem?&gt;&lt;/h2&gt;</text:span></text:p>
            <text:p><text:span text:style-name="T194">&lt;center&gt;</text:span></text:p>
            <text:p><text:span text:style-name="T194">&lt;form action="/zend/acme/estoque/login"</text:span></text:p>
            <text:p><text:span text:style-name="T194">method="post"&gt;</text:span></text:p>
            <text:p><text:span text:style-name="T194">CPF:</text:span></text:p>
            <text:p><text:span text:style-name="T194">&lt;input name="cpf" value="" id="cpf" type="text"&gt;</text:span></text:p>
            <text:p><text:span text:style-name="T194">senha:</text:span></text:p>
            <text:p><text:span text:style-name="T194">&lt;input name="senha" value="" id="senha"</text:span></text:p>
            <text:p><text:span text:style-name="T194">type="password"&gt;</text:span></text:p>
            <text:p><text:span text:style-name="T194">&lt;input type="submit" name="login" value="Login"/&gt;</text:span></text:p>
            <text:p><text:span text:style-name="T194">&lt;/form&gt;</text:span></text:p>
            <text:p><text:span text:style-name="T19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Vamos usar um outro cabeçalho para o controle de estoque. Ele ficará no arquivo </text:span><text:span text:style-name="T203">estoqueHeader.phtml</text:span><text:span text:style-name="T214">:</text:span></text:p>
            <text:p><text:span text:style-name="T194"/></text:p>
            <text:p><text:span text:style-name="T194">&lt;div id="header"&gt;</text:span></text:p>
            <text:p><text:span text:style-name="T194">&lt;h1 id="logomarca_customer"&gt;Lojas Acme&lt;/h1&gt;</text:span></text:p>
            <text:p><text:span text:style-name="T19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20">Agora vamos fazer o método padrão que irá gerar a página inicial</text:span></text:p>
            <text:p><text:span text:style-name="T220">do controle de estoque:</text:span></text:p>
            <text:p><text:span text:style-name="T22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2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2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: </text:span><text:span text:style-name="T222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= </text:span><text:span text:style-name="T222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header'</text:span><text:span text:style-name="T138">,</text:span><text:span text:style-name="T222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body'</text:span><text:span text:style-name="T138">,</text:span><text:span text:style-name="T222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footer'</text:span><text:span text:style-name="T138">,</text:span><text:span text:style-name="T222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2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20">O método </text:span><text:span text:style-name="T247">login</text:span><text:span text:style-name="T220"> que responde ao formulário de login será este:</text:span></text:p>
            <text:p><text:span text:style-name="T22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2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3">&gt;params()</text:span><text:span text:style-name="T138">(</text:span><text:span text:style-name="T222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2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2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38"> (</text:span><text:span text:style-name="T139">!empty</text:span><text:span text:style-name="T238">(</text:span><text:span text:style-name="T248">$usuario</text:span><text:span text:style-name="T238">) &amp;&amp; </text:span><text:span text:style-name="T248">$usuario</text:span><text:span text:style-name="T238">[0][</text:span><text:span text:style-name="T240">'senha'</text:span><text:span text:style-name="T238">] == </text:span><text:span text:style-name="T248">$senha</text:span><text:span text:style-name="T238">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estoquista'</text:span><text:span text:style-name="T238">] = </text:span><text:span text:style-name="T248">$usuario</text:span><text:span text:style-name="T238">[0]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/manterproduto'</text:span><text:span text:style-name="T238">);</text:span></text:p>
            <text:p><text:span text:style-name="T238"><text:s/></text:span><text:span text:style-name="T238">}</text:span></text:p>
            <text:p><text:span text:style-name="T139"><text:s/></text:span><text:span text:style-name="T139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mensagem'</text:span><text:span text:style-name="T238">] = </text:span><text:span text:style-name="T240">'dados inválidos'</text:span><text:span text:style-name="T238">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'</text:span><text:span text:style-name="T238">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49"><text:s/></text:span><text:span text:style-name="T249"><text:tab/></text:span><text:span text:style-name="T249"><text:tab/></text:span><text:span text:style-name="T249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manterProduto()</text:span></text:p>
            <text:p><text:span text:style-name="T238"><text:s/></text:span><text:span text:style-name="T238">{</text:span></text:p>
            <text:p><text:span text:style-name="T139"><text:s/></text:span><text:span text:style-name="T139"><text:tab/></text:span><text:span text:style-name="T139">if </text:span><text:span text:style-name="T238">(!</text:span><text:span text:style-name="T139">isset</text:span><text:span text:style-name="T238">($_SESSION[</text:span><text:span text:style-name="T240">'estoquista'</text:span><text:span text:style-name="T238">]))</text:span></text:p>
            <text:p><text:span text:style-name="T238"><text:s/></text:span><text:span text:style-name="T238"><text:tab/></text:span><text:span text:style-name="T238"><text:tab/></text:span><text:span text:style-name="T238">{ </text:span><text:span text:style-name="T248">$this</text:span><text:span text:style-name="T238">-&gt;_redirect(</text:span><text:span text:style-name="T240">'/estoque'</text:span><text:span text:style-name="T238">);}</text:span></text:p>
            <text:p><text:span text:style-name="T238"><text:s/></text:span><text:span text:style-name="T238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estoquista</text:span><text:span text:style-name="T238"> = </text:span><text:span text:style-name="T248">$_SESSION</text:span><text:span text:style-name="T238">[</text:span><text:span text:style-name="T240">'estoquista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cpf</text:span><text:span text:style-name="T238">' = </text:span><text:span text:style-name="T248">$estoquista</text:span><text:span text:style-name="T238">[</text:span><text:span text:style-name="T240">'cpf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itens</text:span><text:span text:style-name="T238"> = </text:span><text:span text:style-name="T248">$table</text:span><text:span text:style-name="T238">-&gt;fetchAll()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cm" svg:x="0.692cm" svg:y="4.8cm" presentation:class="outline" presentation:user-transformed="true">
          <draw:text-box>
            <text:p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$viewModel-</text:span><text:span text:style-name="T194">&gt;mensagem=$mensagem,isset(</text:span><text:span text:style-name="T196">$_SESSION</text:span><text:span text:style-name="T194">[</text:span><text:span text:style-name="T197">'mensagem'</text:span><text:span text:style-name="T194">]) ?</text:span></text:p>
            <text:p><text:span text:style-name="T196">$_SESSION</text:span><text:span text:style-name="T194">[</text:span><text:span text:style-name="T197">'mensagem'</text:span><text:span text:style-name="T194">] : </text:span><text:span text:style-name="T197">''</text:span><text:span text:style-name="T194">);</text:span></text:p>
            <text:p><text:span text:style-name="T196">$_SESSION</text:span><text:span text:style-name="T194">[</text:span><text:span text:style-name="T197">'mensagem'</text:span><text:span text:style-name="T194">] = </text:span><text:span text:style-name="T197">''</text:span><text:span text:style-name="T194">;</text:span></text:p>
            <text:p><text:span text:style-name="T196">$viewModel-</text:span><text:span text:style-name="T194">&gt;assign(</text:span><text:span text:style-name="T197">'cpf'</text:span><text:span text:style-name="T194">,</text:span><text:span text:style-name="T196">$cpf</text:span><text:span text:style-name="T194">);</text:span></text:p>
            <text:p><text:span text:style-name="T196">$viewModel</text:span><text:span text:style-name="T194">-&gt;assign(</text:span><text:span text:style-name="T197">'itens'</text:span><text:span text:style-name="T194">,</text:span><text:span text:style-name="T196">$itens</text:span><text:span text:style-name="T194">-&gt;toArray());</text:span></text:p>
            <text:p><text:span text:style-name="T196">$viewModel</text:span><text:span text:style-name="T194">-&gt;assign(</text:span><text:span text:style-name="T197">'header'</text:span><text:span text:style-name="T194">,</text:span><text:span text:style-name="T197">'estoqueHeader.phtml'</text:span><text:span text:style-name="T194">);</text:span></text:p>
            <text:p><text:span text:style-name="T196">$viewModel</text:span><text:span text:style-name="T194">-&gt;assign(</text:span><text:span text:style-name="T197">'body'</text:span><text:span text:style-name="T194">,</text:span><text:span text:style-name="T197">'manterProduto.phtml'</text:span><text:span text:style-name="T194">);</text:span></text:p>
            <text:p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<text:s/></text:span><text:span text:style-name="T214"><text:tab/></text:span><text:span text:style-name="T214">E será necessário criar um arquivo </text:span><text:span text:style-name="T203">manterproduto.phtml</text:span><text:span text:style-name="T214"> dentro de </text:span><text:span text:style-name="T203">views/scripts/estoque</text:span><text:span text:style-name="T214">. Mas o corpo mesmo será o </text:span><text:span text:style-name="T203">manterProduto.phtml</text:span><text:span text:style-name="T214"> dentro de </text:span><text:span text:style-name="T203">views/scripts</text:span><text:span text:style-name="T21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57cm" svg:x="0.692cm" svg:y="4.343cm" presentation:class="outline" presentation:user-transformed="true">
          <draw:text-box>
            <text:p><text:span text:style-name="T250">Esse será o conteúdo do template </text:span><text:span text:style-name="T251">manterProduto.phtml</text:span><text:span text:style-name="T250">:</text:span></text:p>
            <text:p><text:span text:style-name="T252"/></text:p>
            <text:p><text:span text:style-name="T253">&lt;h2 id="warning"&gt;&lt;?=$this-&gt;mensagem?&gt;&lt;/h2&gt;</text:span></text:p>
            <text:p><text:span text:style-name="T253">&lt;h2&gt;Estoquista: &lt;?=$this-&gt;cpf?&gt;&lt;/h2&gt;</text:span></text:p>
            <text:p><text:span text:style-name="T253">&lt;table id="inventario"&gt;</text:span></text:p>
            <text:p><text:span text:style-name="T253">&lt;thead&gt;</text:span></text:p>
            <text:p><text:span text:style-name="T253">&lt;?php</text:span></text:p>
            <text:p><text:span text:style-name="T253">$titulos = array('Códig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Nom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Quantidad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Preço Unitári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entrad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baix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Excluir');</text:span></text:p>
            <text:p><text:span text:style-name="T253">foreach ($titulos as $titulo)</text:span></text:p>
            <text:p><text:span text:style-name="T253">{</text:span></text:p>
            <text:p><text:span text:style-name="T253"><text:s/></text:span><text:span text:style-name="T253"><text:tab/></text:span><text:span text:style-name="T253">echo '&lt;th&gt;'.$this-&gt;escape($titulo).'&lt;/th&gt;';</text:span></text:p>
            <text:p><text:span text:style-name="T253">}</text:span></text:p>
            <text:p><text:span text:style-name="T25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54">&lt;/thead&gt;</text:span></text:p>
            <text:p><text:span text:style-name="T254">&lt;?php</text:span></text:p>
            <text:p><text:span text:style-name="T254">$somaTotal = 0;</text:span></text:p>
            <text:p><text:span text:style-name="T255"/></text:p>
            <text:p><text:span text:style-name="T254">foreach ($this-&gt;itens as $item)</text:span></text:p>
            <text:p><text:span text:style-name="T25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$codigo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$item['id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nome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nome?id='.$codigo.'"&gt;'.$this &gt;escape($item['nome']).'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<text:tab/></text:span><text:span text:style-name="T254">$quantidade </text:span><text:span text:style-name="T254"><text:tab/></text:span><text:span text:style-name="T254"> = $item['quantidade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preco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 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preco?id='.$codigo.'"&gt;'.$item['valor'].'</text:span></text:p>
            <text:p><text:span text:style-name="T254">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$entrada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href="/zend/acme/estoque/entrada?id='.$codigo.'"&gt;E&lt;/a&gt;';</text:span></text:p>
            <text:p><text:span text:style-name="T254"><text:s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baixa?id='.$codigo.'"&gt;B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 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84cm" svg:height="16.457cm" svg:x="0.616cm" svg:y="4.343cm" presentation:class="outline" presentation:user-transformed="true">
          <draw:text-box>
            <text:p><text:span text:style-name="T254">$colunas = array($codig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nom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quantidad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prec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ntrad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);</text:span></text:p>
            <text:p><text:span text:style-name="T254">echo '&lt;tr&gt;';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foreach ($colunas as $coluna)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{ </text:span><text:span text:style-name="T254"><text:tab/>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echo '&lt;td&gt;';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echo $coluna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echo '&lt;/td&gt;'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}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echo '&lt;/tr&gt;';</text:span></text:p>
            <text:p><text:span text:style-name="T254"><text:s/></text:span><text:span text:style-name="T254">}</text:span></text:p>
            <text:p><text:span text:style-name="T254"><text:s/></text:span><text:span text:style-name="T254">?&gt;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94">&lt;/table&gt;</text:span></text:p>
            <text:p><text:span text:style-name="T19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.445cm" svg:x="0.692cm" svg:y="4.521cm" presentation:class="outline" presentation:user-transformed="true">
          <draw:text-box>
            <text:p><text:span text:style-name="T220">Agora vamos fazer o método </text:span><text:span text:style-name="T247">logout</text:span><text:span text:style-name="T22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25">session_name</text:span><text:span text:style-name="T138">()])) {</text:span></text:p>
            <text:p><text:span text:style-name="T225">setcookie</text:span><text:span text:style-name="T138">(</text:span><text:span text:style-name="T225">session_name</text:span><text:span text:style-name="T138">(), </text:span><text:span text:style-name="T225">''</text:span><text:span text:style-name="T138">, </text:span><text:span text:style-name="T225">time</text:span><text:span text:style-name="T138">()-42000,</text:span><text:span text:style-name="T222">'/'</text:span><text:span text:style-name="T138">);</text:span></text:p>
            <text:p><text:span text:style-name="T138">}</text:span></text:p>
            <text:p><text:span text:style-name="T225">session_destroy</text:span><text:span text:style-name="T138">();</text:span></text:p>
            <text:p><text:span text:style-name="T137">$this</text:span><text:span text:style-name="T138">-&gt;redirect(</text:span><text:span text:style-name="T222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214">Vamos criar um método interno agora:</text:span></text:p>
            <text:p><text:span text:style-name="T214"/></text:p>
            <text:p><text:span text:style-name="T201"><text:s/></text:span><text:span text:style-name="T201"><text:tab/></text:span><text:span text:style-name="T201">/* Retorna um produto de acordo com o id passado */</text:span></text:p>
            <text:p><text:span text:style-name="T212"><text:s/></text:span><text:span text:style-name="T212"><text:tab/></text:span><text:span text:style-name="T212"><text:tab/></text:span><text:span text:style-name="T212">private function</text:span><text:span text:style-name="T194"> selecionarProduto(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id</text:span><text:span text:style-name="T194"> = (</text:span><text:span text:style-name="T212">int</text:span><text:span text:style-name="T194">)</text:span><text:span text:style-name="T241">$this</text:span><text:span text:style-name="T152">-&gt;params()-&gt;fromRoute</text:span><text:span text:style-name="T194">('</text:span><text:span text:style-name="T197">id'</text:span><text:span text:style-name="T194">);</text:span></text:p>
            <text:p><text:span text:style-name="T212"><text:s/></text:span><text:span text:style-name="T212"><text:tab/></text:span><text:span text:style-name="T212">if</text:span><text:span text:style-name="T194"> (!</text:span><text:span text:style-name="T212">isset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212"><text:tab/></text:span><text:span text:style-name="T212">exit;</text:span></text:p>
            <text:p><text:span text:style-name="T194"><text:s/></text:span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.457cm" svg:x="0.2cm" svg:y="4.343cm" presentation:class="outline" presentation:user-transformed="true">
          <draw:text-box>
            <text:p><text:span text:style-name="T196">$table</text:span><text:span text:style-name="T194"> = </text:span><text:span text:style-name="T212">new</text:span><text:span text:style-name="T194"> Produto();</text:span></text:p>
            <text:p><text:span text:style-name="T196">$produtoSelecionado</text:span><text:span text:style-name="T194"> = </text:span><text:span text:style-name="T196">$table</text:span><text:span text:style-name="T194">-&gt;find(</text:span><text:span text:style-name="T196">$id</text:span><text:span text:style-name="T194">)-&gt;toArray();</text:span></text:p>
            <text:p><text:span text:style-name="T212">return</text:span><text:span text:style-name="T194"> </text:span><text:span text:style-name="T196">$produtoSelecionado</text:span><text:span text:style-name="T194">[0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.457cm" svg:x="1cm" svg:y="4.343cm" presentation:class="outline" presentation:user-transformed="true">
          <draw:text-box>
            <text:p><text:span text:style-name="T214">Esse método será aproveitado em uma série de métodos públicos.</text:span></text:p>
            <text:p><text:span text:style-name="T214">Vamos implementar os métodos: </text:span><text:span text:style-name="T203">entrada, baixa, nome </text:span><text:span text:style-name="T214">e</text:span><text:span text:style-name="T203"> preço.</text:span></text:p>
            <text:p><text:span text:style-name="T214">Todos terão o mesmo código, mudando apenas a associação do corpo do documento HTML.</text:span></text:p>
            <text:p><text:span text:style-name="T214">Basta fazer o método </text:span><text:span text:style-name="T203">entradaAction </text:span><text:span text:style-name="T214">e depois usá-lo de modelo para os outros, pois basta mudar o nome do método e o conteúdo da variável </text:span><text:span text:style-name="T203">body</text:span><text:span text:style-name="T21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4"><text:s/></text:span><text:span text:style-name="T194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est</text:span><text:span text:style-name="T197"><text:tab/></text:span><text:span text:style-name="T197">oqu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6cm" svg:height="16.457cm" svg:x="0.6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Mode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Model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94">&lt;center&gt;</text:span></text:p>
            <text:p><text:span text:style-name="T194">&lt;form action="/workspace/lojasacme/estoque/adicionar"</text:span></text:p>
            <text:p><text:span text:style-name="T194">method="post"&gt;</text:span></text:p>
            <text:p><text:span text:style-name="T194">&lt;?php</text:span></text:p>
            <text:p><text:span text:style-name="T194">if (isset($this-&gt;produtoSelecionado['id']))</text:span></text:p>
            <text:p><text:span text:style-name="T194">{</text:span></text:p>
            <text:p><text:span text:style-name="T194">echo '&lt;b&gt;Produto: '.$this-&gt;escape($this-&gt;produtoSelecionado['nome']).'&lt;/b&gt;&lt;br/&gt;';</text:span></text:p>
            <text:p><text:span text:style-name="T194">echo '&lt;b&gt;'.$this-&gt;escape('Preço: ').$this-</text:span></text:p>
            <text:p><text:span text:style-name="T194">&gt;produtoSelecionado['valor'].'&lt;/b&gt;&lt;br/&gt;';</text:span></text:p>
            <text:p><text:span text:style-name="T194">echo '&lt;b&gt;'.$this-&gt;escape('Posição de estoque:').$this-</text:span></text:p>
            <text:p><text:span text:style-name="T194">&gt;produtoSelecionado['quantidade'].'&lt;/b&gt;&lt;br/&gt;';</text:span></text:p>
            <text:p><text:span text:style-name="T194">}</text:span></text:p>
            <text:p><text:span text:style-name="T19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38">Quantidade:</text:span></text:p>
            <text:p><text:span text:style-name="T238">&lt;input name="quantidade" value="" id="quantidade" type="text"&gt;</text:span></text:p>
            <text:p><text:span text:style-name="T238">&lt;input name="id" value="&lt;?=$this-&gt;produtoSelecionado['id']?&gt;" id="id"</text:span></text:p>
            <text:p><text:span text:style-name="T238">type="hidden"&gt;</text:span></text:p>
            <text:p><text:span text:style-name="T238">&lt;input type="submit" name="darentrada" value="Dar entrada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38">&lt;center&gt;</text:span></text:p>
            <text:p><text:span text:style-name="T238">&lt;form action="/workspace/lojasacme/estoque/subtrair"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echo '&lt;b&gt;Produto: '.$this→escape($this→ </text:span></text:p>
            <text:p><text:span text:style-name="T238">&gt;produtoSelecionado['nome']).'&lt;/b&gt;&lt;br/&gt;';</text:span></text:p>
            <text:p><text:span text:style-name="T238">echo '&lt;b&gt;'.$this-&gt;escape('Preço: ').$this-</text:span></text:p>
            <text:p><text:span text:style-name="T238">&gt;produtoSelecionado['valor'].'&lt;/b&gt;&lt;br/&gt;';</text:span></text:p>
            <text:p><text:span text:style-name="T238">echo '&lt;b&gt;'.$this-&gt;escape('Posição de estoque:').$this-</text:span></text:p>
            <text:p><text:span text:style-name="T238">&gt;produtoSelecionado['quantidade'].'&lt;/b&gt;&lt;br/&gt;';</text:span></text:p>
            <text:p><text:span text:style-name="T238">}</text:span></text:p>
            <text:p><text:span text:style-name="T2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8cm" svg:x="1cm" svg:y="5cm" presentation:class="outline" presentation:user-transformed="true">
          <draw:text-box>
            <text:p><text:span text:style-name="T253">&lt;center&gt;</text:span></text:p>
            <text:p><text:span text:style-name="T253">&lt;form action="/workspace/lojasacme/estoque/alterarNome" method="post"&gt;</text:span></text:p>
            <text:p><text:span text:style-name="T253">&lt;?php</text:span></text:p>
            <text:p><text:span text:style-name="T253">if (isset($this-&gt;produtoSelecionado['id']))</text:span></text:p>
            <text:p><text:span text:style-name="T253">{</text:span></text:p>
            <text:p><text:span text:style-name="T253">?&gt;</text:span></text:p>
            <text:p><text:span text:style-name="T253">Nome:</text:span></text:p>
            <text:p><text:span text:style-name="T253">&lt;input name="nome" value="&lt;?=$this-&gt;escape($this-</text:span></text:p>
            <text:p><text:span text:style-name="T253">&gt;produtoSelecionado['nome'])?&gt;"</text:span></text:p>
            <text:p><text:span text:style-name="T253">id="nome" type="text"&gt;</text:span></text:p>
            <text:p><text:span text:style-name="T253">&lt;input name="id" value="&lt;?=$this &gt;produtoSelecionado['id']?&gt;" id="id"</text:span></text:p>
            <text:p><text:span text:style-name="T253">type="hidden"&gt;</text:span></text:p>
            <text:p><text:span text:style-name="T253">&lt;?php</text:span></text:p>
            <text:p><text:span text:style-name="T2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8cm" svg:x="1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nome"value="Alterar nome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.128cm" svg:height="15.8cm" svg:x="1cm" svg:y="5cm" presentation:class="outline" presentation:user-transformed="true">
          <draw:text-box>
            <text:p><text:span text:style-name="T238">&lt;center&gt;</text:span></text:p>
            <text:p text:style-name="P88"><text:span text:style-name="T238">&lt;form action="/zend/acme/estoque/alterarPreco" 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?&gt;</text:span></text:p>
            <text:p><text:span text:style-name="T238">Preço :</text:span></text:p>
            <text:p><text:span text:style-name="T238">&lt;input name="preco" value="&lt;?=$this-&gt;escape($this-&gt;produtoSelecionado['valor'])?&gt;"</text:span></text:p>
            <text:p><text:span text:style-name="T238">id="preco" type="text"&gt;</text:span></text:p>
            <text:p><text:span text:style-name="T238">&lt;input name="id" value="&lt;?=$this-&gt;produtoSelecionado['id']?&gt;" id="id"type="hidden"&gt;</text:span></text:p>
            <text:p><text:span text:style-name="T238">&lt;?php</text:span></text:p>
            <text:p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preco" value="Alterar preço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256"><text:s/></text:span><text:span text:style-name="T256"><text:tab/></text:span><text:span text:style-name="T256"><text:tab/></text:span><text:span text:style-name="T256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adicionarAction(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id</text:span><text:span text:style-name="T238"> = (</text:span><text:span text:style-name="T139">int</text:span><text:span text:style-name="T238">)$this</text:span><text:span text:style-name="T152">-&gt;params()-&gt;fromRoute</text:span><text:span text:style-name="T238">(</text:span><text:span text:style-name="T240">'id'</text:span><text:span text:style-name="T238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38"> (!</text:span><text:span text:style-name="T139">is_null</text:span><text:span text:style-name="T238">(</text:span><text:span text:style-name="T248">$id</text:span><text:span text:style-name="T238">)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(</text:span><text:span text:style-name="T139">int</text:span><text:span text:style-name="T238">)$this→_request-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 &gt;getParam(</text:span><text:span text:style-name="T240">'quantidade'</text:span><text:span text:style-name="T238">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table</text:span><text:span text:style-name="T238"> = </text:span><text:span text:style-name="T139">new</text:span><text:span text:style-name="T238"> Produtos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produto</text:span><text:span text:style-name="T238"> = $table-&gt;find($id)-&gt;toArray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</text:span><text:span text:style-name="T248">$quantidade</text:span><text:span text:style-name="T238"> +</text:span></text:p>
            <text:p><text:span text:style-name="T248"><text:s/></text:span><text:span text:style-name="T248"><text:tab/></text:span><text:span text:style-name="T248">$produto</text:span><text:span text:style-name="T238">[0][</text:span><text:span text:style-name="T240">'quantidade'</text:span><text:span text:style-name="T23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 '</text:span><text:span text:style-name="T194">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</text:span><text:span text:style-name="T196"> 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79" draw:layer="layout" svg:width="26.6cm" svg:height="15.8cm" svg:x="1.086cm" svg:y="5cm" presentation:class="outline" presentation:user-transformed="true">
          <draw:text-box>
            <text:p><text:span text:style-name="T219">/* Subtração de quantidade de estoque */</text:span></text:p>
            <text:p><text:span text:style-name="T212"><text:s/></text:span><text:span text:style-name="T212"><text:tab/></text:span><text:span text:style-name="T212"><text:tab/></text:span><text:span text:style-name="T212">public function</text:span><text:span text:style-name="T194"> subtrairAction(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</text:span><text:span text:style-name="T212">int</text:span><text:span text:style-name="T194">)</text:span><text:span text:style-name="T196">$this</text:span><text:span text:style-name="T152">-&gt;params-&gt;fromRoute()</text:span><text:span text:style-name="T194">(</text:span><text:span text:style-name="T197">'id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212">if</text:span><text:span text:style-name="T194"> (!</text:span><text:span text:style-name="T212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(int)$this</text:span><text:span text:style-name="T152">-&gt;params-&gt;fromRoute()</text:span><text:span text:style-name="T194">('quantidade');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produto</text:span><text:span text:style-name="T194"> = $table→find($id)-&gt;toArray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$produto[0]['quantidade'] - </text:span><text:span text:style-name="T196">$quantidade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6"><text:s/></text:span><text:span text:style-name="T196"><text:tab/></text:span><text:span text:style-name="T196"><text:tab/></text:span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19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9">/* Gravação de um novo preco */</text:span></text:p>
            <text:p><text:span text:style-name="T212">public function</text:span><text:span text:style-name="T194"> alterarPrecoAction()</text:span></text:p>
            <text:p><text:span text:style-name="T194">{</text:span></text:p>
            <text:p><text:span text:style-name="T196">$id</text:span><text:span text:style-name="T194"> = (int)</text:span><text:span text:style-name="T196">$this</text:span><text:span text:style-name="T183">-&gt;params-&gt;fromRoute</text:span><text:span text:style-name="T152">()</text:span><text:span text:style-name="T194">('id');</text:span></text:p>
            <text:p><text:span text:style-name="T194">if (!</text:span><text:span text:style-name="T212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string)</text:span><text:span text:style-name="T196">$this</text:span><text:span text:style-name="T183">-&gt;params-&gt;fromRoute</text:span><text:span text:style-name="T152">()</text:span><text:span text:style-name="T194">('preco');</text:span></text:p>
            <text:p><text:span text:style-name="T196">$table</text:span><text:span text:style-name="T194"> = new Produtos();</text:span></text:p>
            <text:p><text:span text:style-name="T196">$dados</text:span><text:span text:style-name="T194"> = array(</text:span><text:span text:style-name="T197">'valor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'id = ?'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9">/* Gravação de um novo nome */</text:span></text:p>
            <text:p><text:span text:style-name="T212">public function</text:span><text:span text:style-name="T194"> alterarNomeAction()</text:span></text:p>
            <text:p><text:span text:style-name="T194">{</text:span></text:p>
            <text:p><text:span text:style-name="T196">$id</text:span><text:span text:style-name="T194"> = (</text:span><text:span text:style-name="T212">int</text:span><text:span text:style-name="T194">)</text:span><text:span text:style-name="T196">$this</text:span><text:span text:style-name="T183">-&gt;params-&gt;fromRoute()</text:span><text:span text:style-name="T194">('id');</text:span></text:p>
            <text:p><text:span text:style-name="T194">if (!</text:span><text:span text:style-name="T257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</text:span><text:span text:style-name="T212">string</text:span><text:span text:style-name="T194">)</text:span><text:span text:style-name="T196">$this</text:span><text:span text:style-name="T194">-</text:span><text:span text:style-name="T183">&gt;params-&gt;fromRoute()</text:span><text:span text:style-name="T194">('nome');</text:span></text:p>
            <text:p><text:span text:style-name="T196">$table</text:span><text:span text:style-name="T194"> = </text:span><text:span text:style-name="T212">new</text:span><text:span text:style-name="T194"> Produtos();</text:span></text:p>
            <text:p><text:span text:style-name="T196">$dados</text:span><text:span text:style-name="T194"> = </text:span><text:span text:style-name="T212">array</text:span><text:span text:style-name="T194">(</text:span><text:span text:style-name="T197">'nome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4">Agora o método para excluir produtos:</text:span></text:p>
            <text:p><text:span text:style-name="T194"/></text:p>
            <text:p><text:span text:style-name="T219"><text:s/></text:span><text:span text:style-name="T219"><text:tab/></text:span><text:span text:style-name="T219"><text:tab/></text:span><text:span text:style-name="T219">/* Exclusão do produto */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public function</text:span><text:span text:style-name="T194"> excluir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int)</text:span><text:span text:style-name="T196">$this</text:span><text:span text:style-name="T194">-</text:span><text:span text:style-name="T183">&gt;params-&gt;fromRoute()</text:span><text:span text:style-name="T194">(</text:span><text:span text:style-name="T197">'id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212">if </text:span><text:span text:style-name="T194">(!</text:span><text:span text:style-name="T257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table</text:span><text:span text:style-name="T194"> = new Itens();</text:span></text:p>
            <text:p><text:span text:style-name="T194"/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produto_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6">$pedidos</text:span><text:span text:style-name="T19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4"><text:s/></text:span><text:span text:style-name="T212"><text:tab/></text:span><text:span text:style-name="T212">if</text:span><text:span text:style-name="T194"> (</text:span><text:span text:style-name="T212">empty</text:span><text:span text:style-name="T194">(</text:span><text:span text:style-name="T196">$pedidos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table</text:span><text:span text:style-name="T194"> = </text:span><text:span text:style-name="T212">NULL</text:span><text:span text:style-name="T194">;</text:span></text:p>
            <text:p><text:span text:style-name="T194"><text:s/></text:span><text:span text:style-name="T194"><text:tab/></text:span><text:span text:style-name="T196"><text:tab/></text:span><text:span text:style-name="T196"><text:tab/></text:span><text:span text:style-name="T196"> </text:span><text:span text:style-name="T196"><text:tab/></text:span><text:span text:style-name="T196"> 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where</text:span><text:span text:style-name="T194"> = $table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4"> </text:span><text:span text:style-name="T194"><text:tab/></text:span><text:span text:style-name="T196">$table</text:span><text:span text:style-name="T194">-&gt;delete(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212"><text:tab/></text:span><text:span text:style-name="T212">else</text:span></text:p>
            <text:p><text:span text:style-name="T194"><text:s/></text:span><text:span text:style-name="T194"><text:tab/></text:span><text:span text:style-name="T194"><text:tab/></text:span><text:span text:style-name="T194"> <text:s/>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 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produto consta em pedido'</text:span><text:span text:style-name="T194">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text:s/></text:span><text:span text:style-name="T194">}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216">Para renderizar a tela de inclusão de novos produtos, precisamos criar um método com o nome incluir:</text:span></text:p>
            <text:p><text:span text:style-name="T216"/></text:p>
            <text:p><text:span text:style-name="T219"><text:s/></text:span><text:span text:style-name="T219"><text:tab/></text:span><text:span text:style-name="T258"><text:tab/></text:span><text:span text:style-name="T258">/* Inclusão de produto */</text:span></text:p>
            <text:p><text:span text:style-name="T235"><text:s/></text:span><text:span text:style-name="T235"><text:tab/></text:span><text:span text:style-name="T235"><text:tab/></text:span><text:span text:style-name="T235">public function</text:span><text:span text:style-name="T218"> incluirAction()</text:span></text:p>
            <text:p><text:span text:style-name="T218"><text:s/></text:span><text:span text:style-name="T218"><text:tab/></text:span><text:span text:style-name="T218">{</text:span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 = Zend_Registry::get('view');</text:span></text:p>
            <text:p><text:span text:style-name="T218"/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-&gt;assign(</text:span><text:span text:style-name="T234">'body'</text:span><text:span text:style-name="T218">,</text:span><text:span text:style-name="T234">'incluir.phtml'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59">$this</text:span><text:span text:style-name="T218">-&gt;_response-&gt;setBody(</text:span><text:span text:style-name="T259">$viewModel</text:span><text:span text:style-name="T218">-&gt;render(</text:span><text:span text:style-name="T234">'default.phtml'</text:span><text:span text:style-name="T218">));</text:span></text:p>
            <text:p><text:span text:style-name="T218">}</text:span></text:p>
            <text:p><text:span text:style-name="T194"/></text:p>
            <text:p><text:span text:style-name="T216">Agora, precisamos criar a visão que é invocada por esse método. Será o arquivo </text:span><text:span text:style-name="T229">incluir.phtml</text:span><text:span text:style-name="T216"> em </text:span><text:span text:style-name="T22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8">&lt;center&gt;</text:span></text:p>
            <text:p><text:span text:style-name="T218">&lt;form</text:span></text:p>
            <text:p><text:span text:style-name="T218">action="/zend/acme/estoque/incluirProduto"</text:span></text:p>
            <text:p><text:span text:style-name="T218">method="post"&gt;</text:span></text:p>
            <text:p><text:span text:style-name="T218">Nome:</text:span></text:p>
            <text:p><text:span text:style-name="T218">&lt;input name="nome" value="" id="nome"</text:span></text:p>
            <text:p><text:span text:style-name="T218">type="text"&gt;</text:span></text:p>
            <text:p><text:span text:style-name="T218">&lt;input type="submit" name="incluir"</text:span></text:p>
            <text:p><text:span text:style-name="T218">value="Incluir"/&gt;</text:span></text:p>
            <text:p><text:span text:style-name="T218">&lt;/form&gt;</text:span></text:p>
            <text:p><text:span text:style-name="T218">&lt;/center&gt;</text:span></text:p>
            <text:p><text:span text:style-name="T218">&lt;a</text:span></text:p>
            <text:p><text:span text:style-name="T21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60">Esse formulário irá submeter os dados para o método </text:span><text:span text:style-name="T261">incluirProduto</text:span><text:span text:style-name="T260">, de </text:span><text:span text:style-name="T261">EstoqueController</text:span><text:span text:style-name="T260">.</text:span></text:p>
            <text:p><text:span text:style-name="T262">/* Gravação de novo produto */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public function</text:span><text:span text:style-name="T245"> incluirProdutoAction()</text:span></text:p>
            <text:p><text:span text:style-name="T245"><text:s/></text:span><text:span text:style-name="T245">{</text:span></text:p>
            <text:p><text:span text:style-name="T246"><text:s/></text:span><text:span text:style-name="T246"><text:tab/>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nome</text:span><text:span text:style-name="T245"> = (</text:span><text:span text:style-name="T244">string</text:span><text:span text:style-name="T245">)</text:span><text:span text:style-name="T246">$this</text:span><text:span text:style-name="T245">→_request-&gt;getParam(</text:span><text:span text:style-name="T263">'nome'</text:span><text:span text:style-name="T245">)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if</text:span><text:span text:style-name="T245"> (</text:span><text:span text:style-name="T244">isset</text:span><text:span text:style-name="T245">(</text:span><text:span text:style-name="T246">$nome</text:span><text:span text:style-name="T245">))</text:span></text:p>
            <text:p><text:span text:style-name="T245"><text:s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{</text:span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table</text:span><text:span text:style-name="T245"> = </text:span><text:span text:style-name="T244">new</text:span><text:span text:style-name="T245"> Produtos();</text:span></text:p>
            <text:p><text:span text:style-name="T245"/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dados</text:span><text:span text:style-name="T245"> = </text:span><text:span text:style-name="T244">array</text:span><text:span text:style-name="T245">(</text:span><text:span text:style-name="T245"><text:tab/></text:span><text:span text:style-name="T263">'nome'</text:span><text:span text:style-name="T245">=&gt; </text:span><text:span text:style-name="T246">$nome</text:span><text:span text:style-name="T245">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63"><text:tab/></text:span><text:span text:style-name="T263"><text:tab/></text:span><text:span text:style-name="T263">'quantidade'</text:span><text:span text:style-name="T245">=&gt; 0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63">'valor'</text:span><text:span text:style-name="T24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46">$table</text:span><text:span text:style-name="T264">-&gt;insert(</text:span><text:span text:style-name="T246">$dados</text:span><text:span text:style-name="T264">)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44">else</text:span></text:p>
            <text:p><text:span text:style-name="T264"><text:s/></text:span><text:span text:style-name="T264">{</text:span></text:p>
            <text:p><text:span text:style-name="T264"><text:s/></text:span><text:span text:style-name="T264"><text:tab/></text:span><text:span text:style-name="T264"><text:tab/></text:span><text:span text:style-name="T246">$_SESSION</text:span><text:span text:style-name="T264">[</text:span><text:span text:style-name="T263">'mensagem'</text:span><text:span text:style-name="T264">] = </text:span><text:span text:style-name="T263">'nome inválido'</text:span><text:span text:style-name="T264">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64"><text:tab/></text:span><text:span text:style-name="T246">$this</text:span><text:span text:style-name="T264">-&gt;_redirect(</text:span><text:span text:style-name="T263">'/estoque/manterProduto'</text:span><text:span text:style-name="T264">);</text:span></text:p>
            <text:p><text:span text:style-name="T264"><text:s/></text:span><text:span text:style-name="T264">} </text:span><text:span text:style-name="T26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Assim, encerra-se este curso.</text:span></text:p>
            <text:p><text:span text:style-name="T265"/></text:p>
            <text:p><text:span text:style-name="T265">Dúvidas? Se houverem…</text:span></text:p>
            <text:p><text:span text:style-name="T265"/></text:p>
            <text:p><text:span text:style-name="T26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http://www.php.net (PHP Group)</text:span></text:p>
            <text:p><text:span text:style-name="T265">http://phpbrasil.com</text:span></text:p>
            <text:p><text:span text:style-name="T265">http://www.prophp.com.br</text:span></text:p>
            <text:p><text:span text:style-name="T265">http://www.phpclasses.org</text:span></text:p>
            <text:p><text:span text:style-name="T260"><text:a xlink:href="http://www.zend.com/" xlink:type="simple">http://www.zend.com</text:a></text:span></text:p>
            <text:p><text:span text:style-name="T265"/></text:p>
            <text:p><text:span text:style-name="T265"/></text:p>
            <text:p><text:span text:style-name="T265">Flávio Gomes da Silva Lisboa</text:span></text:p>
            <text:p><text:span text:style-name="T265">Analista de Desenvolvimento de Sistemas</text:span></text:p>
            <text:p><text:span text:style-name="T265">SERPRO</text:span></text:p>
            <text:p><text:span text:style-name="T265">flaviogomesdasilva@yahoo.com.br</text:span></text:p>
            <text:p><text:span text:style-name="T26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198">Elton Luís Minetto, por seu livro “Frameworks para Desenvolvimento em PHP”</text:span></text:p>
            <text:p><text:span text:style-name="T198">Felipe Tonello por sua palestra sobre Zend Framework no evento</text:span></text:p>
            <text:p><text:span text:style-name="T198">“</text:span><text:span text:style-name="T19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471FD11248FC47A5.png" xlink:type="simple" xlink:show="embed" xlink:actuate="onLoad">
            <text:p/>
          </draw:image>
        </draw:frame>
        <draw:custom-shape draw:style-name="gr71" draw:text-style-name="P90" draw:layer="layout" svg:width="13.8cm" svg:height="3.2cm" svg:x="14.086cm" svg:y="10.2cm">
          <text:p text:style-name="P11"><text:span text:style-name="T21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2T09:36:53.385378376</dc:date>
    <meta:editing-duration>P1DT7H25M20S</meta:editing-duration>
    <meta:editing-cycles>230</meta:editing-cycles>
    <meta:document-statistic meta:object-count="866"/>
  </office:meta>
</office:document-meta>
</file>